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3.97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4.22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6cm" svg:y="4.241cm">
          <draw:text-box>
            <text:p text:style-name="P7"><text:span text:style-name="T1">NIDN</text:span></text:p>
          </draw:text-box>
        </draw:frame>
        <draw:custom-shape draw:style-name="gr8" draw:text-style-name="P9" draw:layer="layout" svg:width="1.905cm" svg:height="0.762cm" svg:x="6.02cm" svg:y="7.7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1cm" svg:height="0.762cm" svg:x="8.32cm" svg:y="7.7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642cm" svg:height="0.762cm" svg:x="10.22cm" svg:y="7.7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1cm" svg:y="6.53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7cm" svg:y="5.842cm">
          <draw:text-box>
            <text:p text:style-name="P7"><text:span text:style-name="T1">Nama Dos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22:42:15.110694991</dc:date>
    <meta:editing-duration>PT2H30M51S</meta:editing-duration>
    <meta:editing-cycles>22</meta:editing-cycles>
    <meta:generator>LibreOffice/5.1.6.2$Linux_x86 LibreOffice_project/10m0$Build-2</meta:generator>
    <meta:document-statistic meta:object-count="13"/>
  </office:meta>
</office:document-meta>
</file>